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1c3643" style:font-name="Lato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c3643" style:font-name="Lato" fo:font-size="12pt" fo:letter-spacing="normal" fo:font-style="normal" fo:font-weight="normal"/>
    </style:style>
    <style:style style:name="P4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c3643" style:font-name="Lato" fo:font-size="12pt" fo:letter-spacing="normal" fo:font-style="normal" fo:font-weight="normal"/>
    </style:style>
    <style:style style:name="P5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c3643" style:font-name="Lato" fo:font-size="12pt" fo:letter-spacing="normal" fo:font-style="normal" fo:font-weight="normal"/>
    </style:style>
    <style:style style:name="P6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c3643" style:font-name="Lato" fo:font-size="12pt" fo:letter-spacing="normal" fo:font-style="normal" fo:font-weight="normal"/>
    </style:style>
    <style:style style:name="P7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c3643" style:font-name="Lato" fo:font-size="12pt" fo:letter-spacing="normal" fo:font-style="normal" fo:font-weight="normal"/>
    </style:style>
    <style:style style:name="P8" style:family="paragraph" style:parent-style-name="Text_20_body" style:list-style-name="L5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c3643" style:font-name="Lato" fo:font-size="12pt" fo:letter-spacing="normal" fo:font-style="normal" fo:font-weight="normal"/>
    </style:style>
    <style:style style:name="P9" style:family="paragraph" style:parent-style-name="Text_20_body" style:list-style-name="L6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c3643" style:font-name="Lato" fo:font-size="12pt" fo:letter-spacing="normal" fo:font-style="normal" fo:font-weight="normal"/>
    </style:style>
    <style:style style:name="P10" style:family="paragraph" style:parent-style-name="Text_20_body" style:list-style-name="L8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c3643" style:font-name="Lato" fo:font-size="12pt" fo:letter-spacing="normal" fo:font-style="normal" fo:font-weight="normal"/>
    </style:style>
    <style:style style:name="P11" style:family="paragraph" style:parent-style-name="Text_20_body" style:list-style-name="L9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c3643" style:font-name="Lato" fo:font-size="12pt" fo:letter-spacing="normal" fo:font-style="normal" fo:font-weight="normal"/>
    </style:style>
    <style:style style:name="P12" style:family="paragraph" style:parent-style-name="Text_20_body" style:list-style-name="L10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c3643" style:font-name="Lato" fo:font-size="12pt" fo:letter-spacing="normal" fo:font-style="normal" fo:font-weight="normal"/>
    </style:style>
    <style:style style:name="P13" style:family="paragraph" style:parent-style-name="Text_20_body" style:list-style-name="L1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c3643" style:font-name="Lato" fo:font-size="12pt" fo:letter-spacing="normal" fo:font-style="normal" fo:font-weight="normal"/>
    </style:style>
    <style:style style:name="P14" style:family="paragraph" style:parent-style-name="Text_20_body" style:list-style-name="L1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c3643" style:font-name="Lato" fo:font-size="12pt" fo:letter-spacing="normal" fo:font-style="normal" fo:font-weight="normal"/>
    </style:style>
    <style:style style:name="P15" style:family="paragraph" style:parent-style-name="Text_20_body" style:list-style-name="L14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c3643" style:font-name="Lato" fo:font-size="12pt" fo:letter-spacing="normal" fo:font-style="normal" fo:font-weight="normal"/>
    </style:style>
    <style:style style:name="P16" style:family="paragraph" style:parent-style-name="Text_20_body" style:list-style-name="L15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c3643" style:font-name="Lato" fo:font-size="12pt" fo:letter-spacing="normal" fo:font-style="normal" fo:font-weight="normal"/>
    </style:style>
    <style:style style:name="P17" style:family="paragraph" style:parent-style-name="Text_20_body" style:list-style-name="L16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c3643" style:font-name="Lato" fo:font-size="12pt" fo:letter-spacing="normal" fo:font-style="normal" fo:font-weight="normal"/>
    </style:style>
    <style:style style:name="P18" style:family="paragraph" style:parent-style-name="Text_20_body" style:list-style-name="L18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c3643" style:font-name="Lato" fo:font-size="12pt" fo:letter-spacing="normal" fo:font-style="normal" fo:font-weight="normal"/>
    </style:style>
    <style:style style:name="P19" style:family="paragraph" style:parent-style-name="Text_20_body" style:list-style-name="L19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c3643" style:font-name="Lato" fo:font-size="12pt" fo:letter-spacing="normal" fo:font-style="normal" fo:font-weight="normal"/>
    </style:style>
    <style:style style:name="P20" style:family="paragraph" style:parent-style-name="Text_20_body" style:list-style-name="L20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c3643" style:font-name="Lato" fo:font-size="12pt" fo:letter-spacing="normal" fo:font-style="normal" fo:font-weight="normal"/>
    </style:style>
    <style:style style:name="T1" style:family="text">
      <style:text-properties officeooo:rsid="000ca608"/>
    </style:style>
    <style:style style:name="T2" style:family="text">
      <style:text-properties fo:font-weight="normal"/>
    </style:style>
    <style:style style:name="T3" style:family="text">
      <style:text-properties fo:color="#0a8ecd" style:text-line-through-style="none" style:text-line-through-type="none" style:text-underline-style="none" style:text-blinking="fals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0938046" text:style-name="L1">
        <text:list-header>
          <text:p text:style-name="P4">-git show : muestra el histórico de cambios</text:p>
          <text:p text:style-name="P4">-git log “NOMBRE DEL ARCHIVO” : muestra el histórico de un archivo.</text:p>
        </text:list-header>
      </text:list>
      <text:p text:style-name="P2">-git config --list = lista la configuración por defecto de git.<text:line-break/>-git config --list --show-origin = lista la configuración por defecto de git y ver donde se encuentran guardadas</text:p>
      <text:list xml:id="list172410046" text:style-name="L2">
        <text:list-header>
          <text:p text:style-name="P5">- un solo guion es para usar la palabla completa</text:p>
          <text:p text:style-name="P5">- doble guion es para usar solo una letra</text:p>
          <text:p text:style-name="P5">- git show = la historia de cambios en un archivo</text:p>
        </text:list-header>
      </text:list>
      <text:list xml:id="list3354676182" text:style-name="L3">
        <text:list-header>
          <text:p text:style-name="P6">- git log = muestra el registro de commits<text:line-break/>- git diff "NOMBRE DLE COMMIT " “NOMBRE DEL COMMIT A COMPARAR” = comparación de commits</text:p>
          <text:p text:style-name="P6">- git reset " NOMBRE DEL COMMIT " --hard o --soft = nos permite volver a una version anterior --hard fuerza a regresar version anterior, soft regresa a version anterior peor mantiene los cambios de la version de cambio. recordando que git reset elimina todo los commits posteriores a el commit.</text:p>
        </text:list-header>
      </text:list>
      <text:list xml:id="list1149884157" text:style-name="L4">
        <text:list-header>
          <text:p text:style-name="P7">- git log --stat = los comit creados con los cambios específicos creados en cada commit<text:line-break/>- git checkout “NOMBRE DE COMMIT” “nombre del archivo” = regresa a un commit en especifico o archivo del commit.</text:p>
          <text:p text:style-name="P7">-git fetch = nos trae al repositorio local peor no lo copia en los archivos</text:p>
        </text:list-header>
      </text:list>
      <text:list xml:id="list3423853599" text:style-name="L5">
        <text:list-header>
          <text:p text:style-name="P8">-git merge = mezcla los archivos de tu local al directorio de trabajo.<text:line-break/>-git pull = baja todos los cambios del repositorio, en realidad este es un git fetch con un git merge.</text:p>
          <text:p text:style-name="P8">-git commit -am “MENSAJE” = agrega y manda el mensaje es deciar hace el git add y git commit -m , este solo aplica para archivos ya existentes en el repositorio</text:p>
        </text:list-header>
      </text:list>
      <text:list xml:id="list3534408121" text:style-name="L6">
        <text:list-header>
          <text:p text:style-name="P9">-git branch “nombre de la rama” = se crea la rama teniendo en cuenta que uno se debe de posicionar en la rama que se necesita copiar.</text:p>
          <text:p text:style-name="P9">-git checkout “nombre d ela rama” = aqui se cambia la rama que se le indico</text:p>
        </text:list-header>
      </text:list>
      <text:p text:style-name="P3">-git merge “branch” :<text:line-break/>1.- prime rpaso posicionarnos a la rama principal que va a ser el mer<text:span text:style-name="T1">g</text:span>e<text:line-break/>2.- hacer el merge de la rama con git merge "rama"<text:line-break/>nota el git merge combina las dosa ramas, es decir hace un commit fucionada entre las dos ramas</text:p>
      <text:p text:style-name="P3"/>
      <text:p text:style-name="P3">Los archivos con conflictos despues de un merge entran en el estado <text:span text:style-name="Strong_20_Emphasis"><text:span text:style-name="T2">Unmerged</text:span></text:span> que es un equivalente a <text:span text:style-name="Strong_20_Emphasis"><text:span text:style-name="T2">Unstaged</text:span></text:span>.</text:p>
      <text:list xml:id="list1210873853" text:style-name="L8">
        <text:list-item>
          <text:p text:style-name="P10">Podemos aceptar el Current Change que viene de la rama actual, el Incoming change que viene de la rama a la que hicimos el merge o agragar un nuevo cambio</text:p>
        </text:list-item>
        <text:list-item>
          <text:p text:style-name="P10">para finalizar** $git commit -am** “cambio aceptado”</text:p>
        </text:list-item>
      </text:list>
      <text:p text:style-name="P3"/>
      <text:p text:style-name="P3"/>
      <text:p text:style-name="P3"/>
      <text:p text:style-name="P3"><text:soft-page-break/>Github = un sitio we<text:span text:style-name="T1">b</text:span> donde tiene un sistema amplio de git</text:p>
      <text:list xml:id="list1974838334" text:style-name="L9">
        <text:list-item>
          <text:p text:style-name="P11">git remote add origin “DIRECCION HTTPS DE REPOSITORIO” = agregar un origen remoto de nuestros archivos</text:p>
        </text:list-item>
        <text:list-item>
          <text:p text:style-name="P11">git remote = indica el origen del repo</text:p>
        </text:list-item>
        <text:list-item>
          <text:p text:style-name="P11">git remote -v = indica el origen verbalmente, es decir indica la url de origen.</text:p>
        </text:list-item>
        <text:list-item>
          <text:p text:style-name="P11">git pull origin master --allow-unrelated-histories = fuerza a bajra todo lo del repositorio y hace el merge entre el repo y y el local</text:p>
        </text:list-item>
      </text:list>
      <text:p text:style-name="P3"/>
      <text:p text:style-name="P3">llaves publicas o privadas = cifrado asimétrico</text:p>
      <text:p text:style-name="P3"/>
      <text:p text:style-name="P3">password craking = vulnerabilidad de robo de usuario y contraseña<text:line-break/>ssh = secure Shell<text:line-break/>ssh-keygen -t rsa -b 4096 -C "CORREO DE GITHUB"<text:line-break/>eval $(ssh-agent -s) = verifica que los procesos de conexion ssh esten arriba<text:line-break/>ssh-add LA LLAVE PUBLICA = agregar la llave publica (es decir la que no es PUB)</text:p>
      <text:p text:style-name="P3"/>
      <text:p text:style-name="P3"/>
      <text:p text:style-name="P3">git log --all --graph --decorate --oneline = muestra el historias de repositorio peor decorando y comprimiendo todo</text:p>
      <text:list xml:id="list553075435" text:style-name="L10">
        <text:list-item>
          <text:p text:style-name="P12">alias NOMBRE_DEL_ALIAS = “AQUI VA TODO EL CODIGO DE GIT”</text:p>
        </text:list-item>
        <text:list-item>
          <text:p text:style-name="P12">git tag -a nombre-del-tag id-del-commit. = Crear un nuevo tag y asignarlo a un commit.</text:p>
        </text:list-item>
        <text:list-item>
          <text:p text:style-name="P12">git tag -d nombre-del-tag = Borrar un tag en el repositorio local.</text:p>
        </text:list-item>
        <text:list-item>
          <text:p text:style-name="P12">git tag o git show-refs --tags = Listar los tags de nuestro repositorio local.</text:p>
        </text:list-item>
        <text:list-item>
          <text:p text:style-name="P12">git push origin --tags = Publicar un tag en el repositorio remoto.</text:p>
        </text:list-item>
        <text:list-item>
          <text:p text:style-name="P12">git tag -d NOMBRE_DEL_TAG = Ellmina el tag de manera local</text:p>
        </text:list-item>
        <text:list-item>
          <text:p text:style-name="P12">git push origin :refs/tags/nombre-del-tag = Borrar un tag del repositorio remoto.</text:p>
        </text:list-item>
      </text:list>
      <text:p text:style-name="P3"/>
      <text:p text:style-name="P3"/>
      <text:p text:style-name="P3">git show-branch = muestra el cuales son las ramas que existen y cual a sido su historia.</text:p>
      <text:list xml:id="list2771119087" text:style-name="L12">
        <text:list-item>
          <text:p text:style-name="P13">git show-branch all = muestra el cuales son las ramas que existen y cual a sido su historia con un poco mas de datos.</text:p>
        </text:list-item>
        <text:list-item>
          <text:p text:style-name="P13">gitk = se instala por defecto muestra la historia de manera visual.</text:p>
        </text:list-item>
        <text:list-item>
          <text:p text:style-name="P13">git push origin RAMA = se empuja lo que es la rama que se le indica</text:p>
        </text:list-item>
        <text:list-item>
          <text:p text:style-name="P13">git branch NOMBRE _DE_LA_RAMA = se crea la rama, recordando que se debe de estar en la rama master o la rama que va a tomar como base</text:p>
        </text:list-item>
      </text:list>
      <text:p text:style-name="P3"/>
      <text:p text:style-name="P3"/>
      <text:p text:style-name="P3"/>
      <text:p text:style-name="P3"/>
      <text:p text:style-name="P3"/>
      <text:p text:style-name="P3"><text:soft-page-break/>Las mejores practicas de git indican que los archivos binarios nunca se deben de agregar al repositorio.</text:p>
      <text:list xml:id="list2465615494" text:style-name="L13">
        <text:list-item>
          <text:p text:style-name="P14">git pull origin RAMA = se trae la rama que existe en el repositorio a local</text:p>
        </text:list-item>
        <text:list-item>
          <text:p text:style-name="P14">git merge RAMA_A_FUSIONAR = posicionamos en la rama master o rama que se va a fusionar.</text:p>
        </text:list-item>
      </text:list>
      <text:p text:style-name="P3"/>
      <text:p text:style-name="P3"/>
      <text:p text:style-name="P3">Para mantener el fork actualizado del repositorio original</text:p>
      <text:list xml:id="list440720244" text:style-name="L14">
        <text:list-item>
          <text:p text:style-name="P15">git remote add NOMBRE_RAMA URL_DELREPOSITORIO_ORIGINAL = se crea una rama remota del repositorio original<text:line-break/>-git pull NOMBRE_RAMA_REMOTA NOMBRE_RAMA_MASTER = se combinan las ramas remota master de repositorio fork con repositorio original</text:p>
        </text:list-item>
        <text:list-item>
          <text:p text:style-name="P15">git push origin master = se suben al cambio al fork</text:p>
        </text:list-item>
      </text:list>
      <text:p text:style-name="P3"/>
      <text:p text:style-name="P3"/>
      <text:p text:style-name="P3"><text:a xlink:type="simple" xlink:href="http://readme.md/" office:target-frame-name="_blank" xlink:show="new" text:style-name="Internet_20_link" text:visited-style-name="Visited_20_Internet_20_Link"><text:span text:style-name="T3">readme.md</text:span></text:a> = el md significa ( markdown = Reduccion )</text:p>
      <text:p text:style-name="P3"/>
      <text:p text:style-name="P3">rebase= practicamente es de una rama pegar seccion en master ( esto no es una buena practica ) esto se realiza en ramas locales no es remoto</text:p>
      <text:p text:style-name="P3"/>
      <text:p text:style-name="P3"/>
      <text:p text:style-name="P3">git stash = guardar cambios en memoria para poder moverse entre ramas<text:line-break/>-git stash list = lista los cambios guardados en memoria.<text:line-break/>-git stash pop = haber el stach que se tenia antes de cambiar a la rama</text:p>
      <text:list xml:id="list3271357746" text:style-name="L15">
        <text:list-item>
          <text:p text:style-name="P16">git stash branch NOMBRE_DE_LA_RAMA = se crea una rama con el stash guardado</text:p>
        </text:list-item>
        <text:list-item>
          <text:p text:style-name="P16">git stash drop = eliminamos el stash</text:p>
        </text:list-item>
      </text:list>
      <text:p text:style-name="P3"/>
      <text:p text:style-name="P3"/>
      <text:p text:style-name="P3">git clean --dry-run = este verifica y te indica que son los archivos que se van a borrar.</text:p>
      <text:list xml:id="list4221122744" text:style-name="L16">
        <text:list-item>
          <text:p text:style-name="P17">git clean -f = Borra los archivos</text:p>
        </text:list-item>
      </text:list>
      <text:p text:style-name="P3"/>
      <text:p text:style-name="P3"/>
      <text:p text:style-name="P3">git cherry-pick HASH_DE_LA_RAMA = traerse commit viejes a head de una rama ( Esto es una mala practica )</text:p>
      <text:p text:style-name="P3"/>
      <text:p text:style-name="P3">git commit --amend = remienda los cambios es decir los cambios del primer commit los va a pegar al commit anterior</text:p>
      <text:p text:style-name="P1"/>
      <text:p text:style-name="P3"/>
      <text:p text:style-name="P3"/>
      <text:p text:style-name="P3"/>
      <text:p text:style-name="P3"><text:soft-page-break/>git reflog = historial de todo para verificar el HEAD</text:p>
      <text:list xml:id="list3189604081" text:style-name="L18">
        <text:list-item>
          <text:p text:style-name="P18">git reset --HARD AQUI_VA_EL_HEAD_O_HASH= resetear al head</text:p>
        </text:list-item>
      </text:list>
      <text:p text:style-name="P3"/>
      <text:p text:style-name="P3">-git grep -n PALABRA_A_BUSCAR = busca la palabra y muestra la linea en la que se encuentra.<text:line-break/>-git grep -c PALABRA _A_BUSCAR = busca cuantas veces se uso la palabra<text:line-break/>-git grep -c “TAG_A_BUSCAR” = busca cuantas veces se uso la ese tag pero entre comillas</text:p>
      <text:list xml:id="list3196399417" text:style-name="L19">
        <text:list-item>
          <text:p text:style-name="P19">git log -S “PALABRA_A_BUSCAR_EN_EL_COMMIT” = Estes se busca la palabra dentro de los commits, esto es entre comillas</text:p>
        </text:list-item>
      </text:list>
      <text:p text:style-name="P3"/>
      <text:p text:style-name="P3"/>
      <text:p text:style-name="P3">git shortlog -sn = muestra cuantos commit han hecho cada miembros del equipo.</text:p>
      <text:list xml:id="list1241821277" text:style-name="L20">
        <text:list-item>
          <text:p text:style-name="P20">git shortlog -sn --all = muestra cuantos commit han hecho cada miembros del equipo hasta los que han sido eliminado y merges.</text:p>
        </text:list-item>
        <text:list-item>
          <text:p text:style-name="P20">git shortlog -sn --all = muestra cuantos commit han hecho cada miembros quitando los eliminados y los merges</text:p>
        </text:list-item>
      </text:list>
      <text:p text:style-name="P2">-git blame ARCHIVO = muestra quien hizo cada cosa linea por linea<text:line-break/>-git COMANDO --help = muestra como funciona el comando.<text:line-break/>-git blame ARCHIVO -Llinea_inicial,linea_final= muestra quien hizo cada cosa linea por linea indicándole desde que linea ver ejemplo -L35,50<text:line-break/>-git branch -r = se muestran todas las ramas remotas<text:line-break/>-git branch -a = se muestran todas las ramas tanto locales como remotas</text:p>
      <text:p text:style-name="P3"/>
      <text:p text:style-name="P3"/>
      <text:p text:style-name="P3"/>
      <text:p text:style-name="P3"/>
      <text:p text:style-name="P3"/>
      <text:list xml:id="list231019347628766" text:continue-list="list3423853599" text:style-name="L5">
        <text:list-header>
          <text:p text:style-name="P8"/>
        </text:list-header>
      </text:list>
      <text:list xml:id="list231019335349158" text:continue-list="list1149884157" text:style-name="L4">
        <text:list-header>
          <text:p text:style-name="P7"/>
        </text:list-header>
      </text:list>
      <text:list xml:id="list231018070125542" text:continue-list="list3354676182" text:style-name="L3">
        <text:list-header>
          <text:p text:style-name="P6"/>
        </text:list-header>
      </text:list>
      <text:list xml:id="list231019438298655" text:continue-list="list172410046" text:style-name="L2">
        <text:list-header>
          <text:p text:style-name="P5"/>
        </text:list-header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7T22:48:24.744553537</meta:creation-date>
    <dc:date>2019-07-17T23:10:17.477942510</dc:date>
    <meta:editing-duration>PT1M32S</meta:editing-duration>
    <meta:editing-cycles>1</meta:editing-cycles>
    <meta:document-statistic meta:table-count="0" meta:image-count="0" meta:object-count="0" meta:page-count="4" meta:paragraph-count="65" meta:word-count="1270" meta:character-count="6717" meta:non-whitespace-character-count="5573"/>
    <meta:generator>LibreOffice/6.0.7.3$Linux_X86_64 LibreOffice_project/00m0$Build-3</meta:generator>
  </office:meta>
</office:document-meta>
</file>